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23aa" officeooo:paragraph-rsid="001323aa"/>
    </style:style>
    <style:style style:name="P2" style:family="paragraph" style:parent-style-name="Standard">
      <style:text-properties fo:color="#ff33ff" officeooo:rsid="001323aa" officeooo:paragraph-rsid="001323a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line-through-style="solid" style:text-line-through-type="singl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background-color="#ffff00" loext:char-shading-value="0"/>
    </style:style>
    <style:style style:name="T7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<text:span text:style-name="T7">test</text:span> file.</text:p>
      <text:p text:style-name="P1"/>
      <text:p text:style-name="P1"/>
      <text:p text:style-name="P1"/>
      <text:p text:style-name="P1">“’`~<text:span text:style-name="T1">What happ</text:span><text:span text:style-name="T4">ens when </text:span><text:span text:style-name="T2">I ad</text:span><text:span text:style-name="T5">d formatting</text:span>? <text:s/></text:p>
      <text:p text:style-name="P1"/>
      <text:p text:style-name="P2"/>
      <text:p text:style-name="P2">Color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08:00:43.326354802</meta:creation-date>
    <dc:date>2018-04-10T08:02:41.423635295</dc:date>
    <meta:editing-duration>PT1M58S</meta:editing-duration>
    <meta:editing-cycles>1</meta:editing-cycles>
    <meta:document-statistic meta:table-count="0" meta:image-count="0" meta:object-count="0" meta:page-count="1" meta:paragraph-count="3" meta:word-count="12" meta:character-count="68" meta:non-whitespace-character-count="57"/>
    <meta:generator>LibreOffice/5.1.6.2$Linux_X86_64 LibreOffice_project/10m0$Build-2</meta:generator>
  </office:meta>
</office:document-meta>
</file>